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text-properties style:font-name="Times New Roman1" fo:font-size="12pt" fo:font-style="italic" style:font-style-asian="italic" style:font-style-complex="italic"/>
    </style:style>
    <style:style style:name="P5" style:family="paragraph" style:parent-style-name="Standard">
      <style:paragraph-properties fo:line-height="200%" fo:text-align="start" style:justify-single-word="false"/>
      <style:text-properties officeooo:paragraph-rsid="0013cce4"/>
    </style:style>
    <style:style style:name="P6" style:family="paragraph" style:parent-style-name="Standard">
      <style:paragraph-properties fo:line-height="200%" fo:text-align="start" style:justify-single-word="false"/>
      <style:text-properties officeooo:paragraph-rsid="001b7c11"/>
    </style:style>
    <style:style style:name="T1" style:family="text">
      <style:text-properties style:font-name="Times New Roman1" fo:font-size="12pt" fo:font-style="normal" style:font-style-asian="normal" style:font-style-complex="normal"/>
    </style:style>
    <style:style style:name="T2" style:family="text">
      <style:text-properties style:font-name="Times New Roman1" fo:font-size="12pt" fo:font-style="normal" officeooo:rsid="001fccfb" style:font-style-asian="normal" style:font-style-complex="normal"/>
    </style:style>
    <style:style style:name="T3" style:family="text">
      <style:text-properties style:font-name="Times New Roman1" fo:font-size="12pt" fo:font-style="italic" officeooo:rsid="001ddc4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ddc49"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officeooo:rsid="001ddc49" style:font-style-asian="italic" style:font-style-complex="italic"/>
    </style:style>
    <style:style style:name="T8" style:family="text">
      <style:text-properties officeooo:rsid="0011d5ad"/>
    </style:style>
    <style:style style:name="T9" style:family="text">
      <style:text-properties officeooo:rsid="0013cce4"/>
    </style:style>
    <style:style style:name="T10" style:family="text">
      <style:text-properties officeooo:rsid="00158151"/>
    </style:style>
    <style:style style:name="T11" style:family="text">
      <style:text-properties officeooo:rsid="001ae667"/>
    </style:style>
    <style:style style:name="T12" style:family="text">
      <style:text-properties officeooo:rsid="001b7c11"/>
    </style:style>
    <style:style style:name="T13" style:family="text">
      <style:text-properties officeooo:rsid="001b98eb"/>
    </style:style>
    <style:style style:name="T14" style:family="text">
      <style:text-properties officeooo:rsid="001c162b"/>
    </style:style>
    <style:style style:name="T15" style:family="text">
      <style:text-properties officeooo:rsid="001ddc49"/>
    </style:style>
    <style:style style:name="T16" style:family="text">
      <style:text-properties officeooo:rsid="001fcc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PHL160 – Quests for Meaning: World Religions</text:p>
      <text:p text:style-name="P1">Dr. David Scott Arnold</text:p>
      <text:p text:style-name="P1">June 2, 2013</text:p>
      <text:p text:style-name="P1"/>
      <text:p text:style-name="P3">Worship Report: Unitarian Universalist</text:p>
      <text:p text:style-name="P2"><text:tab/>Today at church I did the Hokey-Pokey! You know, the song that goes: “You put your left hand in. You put your left hand out...That's what its all about!” That <text:span text:style-name="T6">was</text:span> what it was all about, according to the speaker. They asked “What is the meaning of life anyways? Well there are a few who think they have the answer...” at which point the keyboardist started playing the song and the speaker invited everyone to join in.</text:p>
      <text:p text:style-name="P4"><text:tab/><text:span text:style-name="T4">For my worship experience I attended the Corvallis Unitarian Universalist Church. So that I would not have to face the complete unknown alone, I brought along my girlfriend Ashlee. I come from a protestant background and was not raised with a large knowledge of other religions, nor had we talked about Unitarianism in class, so I didn't know quite what to expect. All I knew going into the building was that Unitarians are accepting of all beliefs.</text:span></text:p>
      <text:p text:style-name="P2"><text:span text:style-name="T1"><text:tab/>I walked into a large circular room with a vaulted ceiling in the center. Across from the entrance was a piano in front of double doors that led to outside. There was a large amount of light that came into the room from the skylight in the center along with the large windows on most sides of the sanctuary. I could see from the windows that the sanctuary was surrounded in flowers and plants, giving a sense of being in a garden. Situated in the center was a table covered in an assortment of </text:span><text:span text:style-name="T1">plants, toys, candles, and hand instruments. All the seats were arranged in a circle facing in. The speaker stood in front of the piano, and walked around the space between the chairs and the alter as they talked.</text:span></text:p>
      <text:p text:style-name="P2"><text:tab/><text:span text:style-name="T1">Coming from a protestant Christian background I would have never thought that someone might </text:span><text:soft-page-break/><text:span text:style-name="T1">consider doing the Hokey-Pokey as 'worship'. Worship to me had always been about singing along to a band on a stage, and church is always a serious event. The message was “Play as Worship” and called the congregation to think of playing, having fun, being silly, dancing around, as worship. Bringing oneself closer to the divine.</text:span></text:p>
      <text:p text:style-name="P6"><text:span text:style-name="T8"><text:tab/></text:span><text:span text:style-name="T9">The Universal Unitaria</text:span><text:span text:style-name="T12">nism I experienced last weekend</text:span><text:span text:style-name="T9"> followed all six aspect of Huston Smiths definition of religion. Here is an explanation of four of those aspects and how I saw them manifest themselves at the church.</text:span></text:p>
      <text:p text:style-name="P6"><text:span text:style-name="T9"><text:tab/>The first aspect is ritual. </text:span>There were three rituals performed while I was at the church. The first was an opening benediction were we <text:span text:style-name="T9">chanted phrases of welcoming and acceptance.</text:span> The second was a ceremony inviting the spirits of the north, south, east, west, and of above, below and within, to come and join us. The third ritual was a closing <text:span text:style-name="T9">benediction which everyone chanted together.</text:span></text:p>
      <text:p text:style-name="P5"><text:span text:style-name="T9"><text:tab/>The seconds a</text:span><text:span text:style-name="T10">s</text:span><text:span text:style-name="T9">pect is grace. The </text:span>Unitarian Universalist <text:span text:style-name="T9">church is known for being</text:span> accepting of a large group of people. From their program they s<text:span text:style-name="T9">tate that</text:span> “This Unitarian Universalist community welcomes and celebrates the presence and participation of <text:span text:style-name="T16">transgender</text:span>, gay, lesbian, heterosexual, and bisexual people.” <text:span text:style-name="T9">There was no sense of judgment while I was there and everyone I talked to and interacted with was extremely welcoming. </text:span><text:span text:style-name="T11">They definitely made me feel, as Huston Smith put it, </text:span><text:span text:style-name="T13">that </text:span><text:span text:style-name="T11">“Reality is ultimately on [my] side.”</text:span></text:p>
      <text:p text:style-name="P5"><text:span text:style-name="T9"><text:tab/>The third aspect is speculation. I remember the pastor saying: “Your view of God, or no Gods.” </text:span><text:span text:style-name="T14">This phrase amazed me. I have never been in a church that was so tolerant not only of other beliefs, but of other gods as well. Coupled with my experience of doing the Hokey-Pokey, I felt Unitarian Universalism was not at all concerned with the afterlife. They felt it is a personal matter. </text:span></text:p>
      <text:p text:style-name="P5"><text:span text:style-name="T9"><text:tab/>The fourth </text:span><text:span text:style-name="T15">and final aspect I'll talk about </text:span><text:span text:style-name="T9">is mystery. </text:span><text:span text:style-name="T14">There are only two places I have ever felt a sense of wonder, or mystery, </text:span><text:span text:style-name="T16">surrounding</text:span><text:span text:style-name="T14"> God. The first was at a Catholic mass, and the second here, when the speaker said: “The God of the universe has four words for you: '</text:span><text:span text:style-name="T9">Come dance with me!</text:span><text:span text:style-name="T14">'.” </text:span><text:span text:style-name="T15">How beautiful a thought, that God would want not only to dance, but to dance with </text:span><text:span text:style-name="T7">me</text:span><text:span text:style-name="T5">! I had never thought </text:span><text:soft-page-break/><text:span text:style-name="T5">of God in such a personal and intimate way. Though growing up in a protestant church my whole life, being taught that God wants to 'know' me and 'be close' to me, I had never heard it said in such a way that rang true to me. This is primarily because one of the boxes, or categories, I see myself in is that of dancer.</text:span></text:p>
      <text:p text:style-name="P5"><text:span text:style-name="T3"><text:tab/></text:span><text:span text:style-name="T2">In my experience with the Unitarian Universalist church I did the Hokey-Pokey, felt welcomed and accepted, and experienced several aspects of Huston Smith's definition of religion. My girlfriend and I had a wonderful time, and surprisingly fun as well. We hope in the future to attend another service, and get to know some of the most welcoming and fun loving of congregations we've m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6T20:32:31</meta:creation-date>
    <dc:date>2013-06-03T01:14:53</dc:date>
    <meta:editing-duration>PT4H58M28S</meta:editing-duration>
    <meta:editing-cycles>25</meta:editing-cycles>
    <meta:generator>LibreOffice/4.0.3.3$Linux_X86_64 LibreOffice_project/400m0$Build-3</meta:generator>
    <meta:document-statistic meta:table-count="0" meta:image-count="0" meta:object-count="0" meta:page-count="3" meta:paragraph-count="15" meta:word-count="836" meta:character-count="4768" meta:non-whitespace-character-count="3935"/>
  </office:meta>
</office:document-meta>
</file>